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527" table:style-name="ce30">
            <text:p>8,527</text:p>
          </table:table-cell>
          <table:table-cell office:value-type="float" office:value="7676.45" table:style-name="ce33">
            <text:p>7,676</text:p>
          </table:table-cell>
          <table:table-cell office:value-type="float" office:value="11932" table:style-name="ce43">
            <text:p>11,932</text:p>
          </table:table-cell>
          <table:table-cell office:value-type="float" office:value="11280.27" table:style-name="ce46">
            <text:p>11,280</text:p>
          </table:table-cell>
          <table:table-cell office:value-type="float" office:value="6652" table:style-name="ce94">
            <text:p>6,652</text:p>
          </table:table-cell>
          <table:table-cell office:value-type="float" office:value="6416.78" table:style-name="ce97">
            <text:p>6,417</text:p>
          </table:table-cell>
          <table:table-cell office:value-type="float" office:value="2031" table:style-name="ce101">
            <text:p>2,031</text:p>
          </table:table-cell>
          <table:table-cell office:value-type="float" office:value="1982.09" table:style-name="ce104">
            <text:p>1,982</text:p>
          </table:table-cell>
          <table:table-cell office:value-type="float" office:value="217" table:style-name="ce112">
            <text:p>217</text:p>
          </table:table-cell>
          <table:table-cell office:value-type="float" office:value="215.55" table:style-name="ce115">
            <text:p>216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9359" table:content-validation-name="val3" table:style-name="ce67">
            <text:p>29,359</text:p>
          </table:table-cell>
          <table:table-cell office:value-type="float" office:value="27571.140000000003" table:content-validation-name="val3" table:style-name="ce69">
            <text:p>27,571</text:p>
          </table:table-cell>
          <table:table-cell office:value-type="float" office:value="2285" table:style-name="ce68">
            <text:p>2,285</text:p>
          </table:table-cell>
          <table:table-cell office:value-type="float" office:value="2235.52" table:style-name="ce73">
            <text:p>2,236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2285" table:style-name="ce156">
            <text:p>2,285</text:p>
          </table:table-cell>
          <table:table-cell office:value-type="float" office:value="2235.52" table:style-name="ce157">
            <text:p>2,236</text:p>
          </table:table-cell>
          <table:table-cell office:value-type="float" office:value="31644" table:content-validation-name="val3" table:style-name="ce158">
            <text:p>31,644</text:p>
          </table:table-cell>
          <table:table-cell office:value-type="float" office:value="29806.660000000003" table:content-validation-name="val3" table:style-name="ce159">
            <text:p>29,807</text:p>
          </table:table-cell>
          <table:table-cell office:value-type="currency" office:value="66648000" table:content-validation-name="val2" table:style-name="ce9">
            <text:p>£66,648,000.00</text:p>
          </table:table-cell>
          <table:table-cell office:value-type="currency" office:value="9084000" table:content-validation-name="val2" table:style-name="ce9">
            <text:p>£9,084,000.00</text:p>
          </table:table-cell>
          <table:table-cell office:value-type="currency" office:value="62000" table:content-validation-name="val2" table:style-name="ce9">
            <text:p>£62,000.00</text:p>
          </table:table-cell>
          <table:table-cell office:value-type="currency" office:value="706000" table:content-validation-name="val2" table:style-name="ce9">
            <text:p>£706,000.00</text:p>
          </table:table-cell>
          <table:table-cell office:value-type="currency" office:value="14269000" table:content-validation-name="val2" table:style-name="ce9">
            <text:p>£14,269,000.00</text:p>
          </table:table-cell>
          <table:table-cell office:value-type="currency" office:value="6024000" table:content-validation-name="val2" table:style-name="ce9">
            <text:p>£6,024,000.00</text:p>
          </table:table-cell>
          <table:table-cell office:value-type="currency" office:value="96793000" table:style-name="ce10">
            <text:p>£96,793,000.00</text:p>
          </table:table-cell>
          <table:table-cell office:value-type="currency" office:value="4019000" table:content-validation-name="val2" table:style-name="ce11">
            <text:p>£4,019,000.00</text:p>
          </table:table-cell>
          <table:table-cell office:value-type="currency" office:value="658000" table:content-validation-name="val2" table:style-name="ce11">
            <text:p>£658,000.00</text:p>
          </table:table-cell>
          <table:table-cell office:value-type="currency" office:value="4677000" table:style-name="ce10">
            <text:p>£4,677,000.00</text:p>
          </table:table-cell>
          <table:table-cell office:value-type="currency" office:value="101470000" table:style-name="ce12">
            <text:p>£101,47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04" table:style-name="ce29">
            <text:p>304</text:p>
          </table:table-cell>
          <table:table-cell office:value-type="float" office:value="275.05" table:style-name="ce32">
            <text:p>275</text:p>
          </table:table-cell>
          <table:table-cell office:value-type="float" office:value="209" table:style-name="ce42">
            <text:p>209</text:p>
          </table:table-cell>
          <table:table-cell office:value-type="float" office:value="197.43" table:style-name="ce44">
            <text:p>197</text:p>
          </table:table-cell>
          <table:table-cell office:value-type="float" office:value="257" table:style-name="ce93">
            <text:p>257</text:p>
          </table:table-cell>
          <table:table-cell office:value-type="float" office:value="246.63" table:style-name="ce96">
            <text:p>247</text:p>
          </table:table-cell>
          <table:table-cell office:value-type="float" office:value="35" table:style-name="ce100">
            <text:p>35</text:p>
          </table:table-cell>
          <table:table-cell office:value-type="float" office:value="33.92" table:style-name="ce102">
            <text:p>34</text:p>
          </table:table-cell>
          <table:table-cell office:value-type="float" office:value="5" table:style-name="ce111">
            <text:p>5</text:p>
          </table:table-cell>
          <table:table-cell office:value-type="float" office:value="5" table:style-name="ce114">
            <text:p>5</text:p>
          </table:table-cell>
          <table:table-cell office:value-type="float" office:value="4" table:style-name="ce61">
            <text:p>4</text:p>
          </table:table-cell>
          <table:table-cell office:value-type="float" office:value="4" table:style-name="ce64">
            <text:p>4</text:p>
          </table:table-cell>
          <table:table-cell office:value-type="float" office:value="814" table:content-validation-name="val3" table:style-name="ce74">
            <text:p>814</text:p>
          </table:table-cell>
          <table:table-cell office:value-type="float" office:value="762.03" table:content-validation-name="val3" table:style-name="ce70">
            <text:p>76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5" table:style-name="ce155">
            <text:p>15</text:p>
          </table:table-cell>
          <table:table-cell office:value-type="float" office:value="15" table:style-name="ce153">
            <text:p>15</text:p>
          </table:table-cell>
          <table:table-cell office:value-type="float" office:value="16" table:style-name="ce74">
            <text:p>16</text:p>
          </table:table-cell>
          <table:table-cell office:value-type="float" office:value="16" table:style-name="ce161">
            <text:p>16</text:p>
          </table:table-cell>
          <table:table-cell office:value-type="float" office:value="830" table:content-validation-name="val3" table:style-name="ce164">
            <text:p>830</text:p>
          </table:table-cell>
          <table:table-cell office:value-type="float" office:value="778.03" table:content-validation-name="val3" table:style-name="ce160">
            <text:p>778</text:p>
          </table:table-cell>
          <table:table-cell office:value-type="currency" office:value="1648623.25" table:content-validation-name="val1" table:style-name="ce9">
            <text:p>£1,648,623.25</text:p>
          </table:table-cell>
          <table:table-cell office:value-type="currency" office:value="3305.24" table:content-validation-name="val1" table:style-name="ce9">
            <text:p>£3,305.24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5530.23" table:content-validation-name="val1" table:style-name="ce9">
            <text:p>£45,530.23</text:p>
          </table:table-cell>
          <table:table-cell office:value-type="currency" office:value="302100.76" table:content-validation-name="val1" table:style-name="ce9">
            <text:p>£302,100.76</text:p>
          </table:table-cell>
          <table:table-cell office:value-type="currency" office:value="120080.2" table:content-validation-name="val1" table:style-name="ce9">
            <text:p>£120,080.20</text:p>
          </table:table-cell>
          <table:table-cell office:value-type="currency" office:value="2119639.6800000002" table:style-name="ce10">
            <text:p>£2,119,639.68</text:p>
          </table:table-cell>
          <table:table-cell office:value-type="currency" office:value="1792" table:content-validation-name="val2" table:style-name="ce9">
            <text:p>£1,792.00</text:p>
          </table:table-cell>
          <table:table-cell office:value-type="currency" office:value="199484" table:content-validation-name="val2" table:style-name="ce11">
            <text:p>£199,484.00</text:p>
          </table:table-cell>
          <table:table-cell office:value-type="currency" office:value="201276" table:style-name="ce10">
            <text:p>£201,276.00</text:p>
          </table:table-cell>
          <table:table-cell office:value-type="currency" office:value="2320915.6800000002" table:style-name="ce12">
            <text:p>£2,320,915.68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48" table:style-name="ce31">
            <text:p>48</text:p>
          </table:table-cell>
          <table:table-cell office:value-type="float" office:value="46.297200000000004" table:style-name="ce34">
            <text:p>46</text:p>
          </table:table-cell>
          <table:table-cell office:value-type="float" office:value="64" table:style-name="ce41">
            <text:p>64</text:p>
          </table:table-cell>
          <table:table-cell office:value-type="float" office:value="63.3108" table:style-name="ce45">
            <text:p>63</text:p>
          </table:table-cell>
          <table:table-cell office:value-type="float" office:value="614" table:style-name="ce95">
            <text:p>614</text:p>
          </table:table-cell>
          <table:table-cell office:value-type="float" office:value="607.46339999999998" table:style-name="ce98">
            <text:p>607</text:p>
          </table:table-cell>
          <table:table-cell office:value-type="float" office:value="50" table:style-name="ce99">
            <text:p>50</text:p>
          </table:table-cell>
          <table:table-cell office:value-type="float" office:value="49.505900000000004" table:style-name="ce103">
            <text:p>50</text:p>
          </table:table-cell>
          <table:table-cell office:value-type="float" office:value="6" table:style-name="ce113">
            <text:p>6</text:p>
          </table:table-cell>
          <table:table-cell office:value-type="float" office:value="6" table:style-name="ce116">
            <text:p>6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782" table:content-validation-name="val3" table:style-name="ce74">
            <text:p>782</text:p>
          </table:table-cell>
          <table:table-cell office:value-type="float" office:value="772.57730000000004" table:content-validation-name="val3" table:style-name="ce76">
            <text:p>773</text:p>
          </table:table-cell>
          <table:table-cell office:value-type="float" office:value="33" table:style-name="ce75">
            <text:p>33</text:p>
          </table:table-cell>
          <table:table-cell office:value-type="float" office:value="33" table:style-name="ce86">
            <text:p>33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8" table:style-name="ce135">
            <text:p>8</text:p>
          </table:table-cell>
          <table:table-cell office:value-type="float" office:value="8" table:style-name="ce140">
            <text:p>8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41" table:style-name="ce74">
            <text:p>41</text:p>
          </table:table-cell>
          <table:table-cell office:value-type="float" office:value="41" table:style-name="ce166">
            <text:p>41</text:p>
          </table:table-cell>
          <table:table-cell office:value-type="float" office:value="823" table:content-validation-name="val3" table:style-name="ce164">
            <text:p>823</text:p>
          </table:table-cell>
          <table:table-cell office:value-type="float" office:value="813.57730000000004" table:content-validation-name="val3" table:style-name="ce162">
            <text:p>814</text:p>
          </table:table-cell>
          <table:table-cell office:value-type="currency" office:value="2098788.31" table:content-validation-name="val2" table:style-name="ce9">
            <text:p>£2,098,788.31</text:p>
          </table:table-cell>
          <table:table-cell office:value-type="currency" office:value="96599.049999999988" table:content-validation-name="val2" table:style-name="ce9">
            <text:p>£96,599.05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3428" table:content-validation-name="val2" table:style-name="ce9">
            <text:p>£23,428.00</text:p>
          </table:table-cell>
          <table:table-cell office:value-type="currency" office:value="374959.44" table:content-validation-name="val2" table:style-name="ce9">
            <text:p>£374,959.44</text:p>
          </table:table-cell>
          <table:table-cell office:value-type="currency" office:value="187260" table:content-validation-name="val2" table:style-name="ce9">
            <text:p>£187,260.00</text:p>
          </table:table-cell>
          <table:table-cell office:value-type="currency" office:value="2781034.8" table:style-name="ce10">
            <text:p>£2,781,034.80</text:p>
          </table:table-cell>
          <table:table-cell office:value-type="currency" office:value="259329" table:content-validation-name="val2" table:style-name="ce11">
            <text:p>£259,329.00</text:p>
          </table:table-cell>
          <table:table-cell office:value-type="currency" office:value="13515" table:content-validation-name="val2" table:style-name="ce11">
            <text:p>£13,515.00</text:p>
          </table:table-cell>
          <table:table-cell office:value-type="currency" office:value="272844" table:style-name="ce10">
            <text:p>£272,844.00</text:p>
          </table:table-cell>
          <table:table-cell office:value-type="currency" office:value="3053878.8" table:style-name="ce12">
            <text:p>£3,053,878.8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2" table:style-name="ce36">
            <text:p>12</text:p>
          </table:table-cell>
          <table:table-cell office:value-type="float" office:value="10.5" table:style-name="ce39">
            <text:p>11</text:p>
          </table:table-cell>
          <table:table-cell office:value-type="float" office:value="8" table:style-name="ce49">
            <text:p>8</text:p>
          </table:table-cell>
          <table:table-cell office:value-type="float" office:value="6.5" table:style-name="ce52">
            <text:p>7</text:p>
          </table:table-cell>
          <table:table-cell office:value-type="float" office:value="37" table:style-name="ce88">
            <text:p>37</text:p>
          </table:table-cell>
          <table:table-cell office:value-type="float" office:value="36" table:style-name="ce91">
            <text:p>36</text:p>
          </table:table-cell>
          <table:table-cell office:value-type="float" office:value="2" table:style-name="ce107">
            <text:p>2</text:p>
          </table:table-cell>
          <table:table-cell office:value-type="float" office:value="1.8" table:style-name="ce110">
            <text:p>2</text:p>
          </table:table-cell>
          <table:table-cell office:value-type="float" office:value="1" table:style-name="ce118">
            <text:p>1</text:p>
          </table:table-cell>
          <table:table-cell office:value-type="float" office:value="0.6" table:style-name="ce121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0" table:content-validation-name="val3" table:style-name="ce74">
            <text:p>60</text:p>
          </table:table-cell>
          <table:table-cell office:value-type="float" office:value="55.4" table:content-validation-name="val3" table:style-name="ce59">
            <text:p>55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0" table:content-validation-name="val3" table:style-name="ce164">
            <text:p>60</text:p>
          </table:table-cell>
          <table:table-cell office:value-type="float" office:value="55.4" table:content-validation-name="val3" table:style-name="ce163">
            <text:p>55</text:p>
          </table:table-cell>
          <table:table-cell office:value-type="currency" office:value="161457" table:content-validation-name="val2" table:style-name="ce9">
            <text:p>£161,457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7125" table:content-validation-name="val2" table:style-name="ce9">
            <text:p>£27,125.00</text:p>
          </table:table-cell>
          <table:table-cell office:value-type="currency" office:value="11138" table:content-validation-name="val2" table:style-name="ce9">
            <text:p>£11,138.00</text:p>
          </table:table-cell>
          <table:table-cell office:value-type="currency" office:value="199720" table:style-name="ce10">
            <text:p>£199,72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99720" table:style-name="ce12">
            <text:p>£199,72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2" table:style-name="ce35">
            <text:p>32</text:p>
          </table:table-cell>
          <table:table-cell office:value-type="float" office:value="31.41" table:style-name="ce38">
            <text:p>31</text:p>
          </table:table-cell>
          <table:table-cell office:value-type="float" office:value="68" table:style-name="ce48">
            <text:p>68</text:p>
          </table:table-cell>
          <table:table-cell office:value-type="float" office:value="68" table:style-name="ce50">
            <text:p>68</text:p>
          </table:table-cell>
          <table:table-cell office:value-type="float" office:value="38" table:style-name="ce87">
            <text:p>38</text:p>
          </table:table-cell>
          <table:table-cell office:value-type="float" office:value="37.4" table:style-name="ce90">
            <text:p>37</text:p>
          </table:table-cell>
          <table:table-cell office:value-type="float" office:value="17" table:style-name="ce106">
            <text:p>17</text:p>
          </table:table-cell>
          <table:table-cell office:value-type="float" office:value="16.7" table:style-name="ce108">
            <text:p>17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1.28" table:style-name="ce56">
            <text:p>1</text:p>
          </table:table-cell>
          <table:table-cell office:value-type="float" office:value="165" table:content-validation-name="val3" table:style-name="ce74">
            <text:p>165</text:p>
          </table:table-cell>
          <table:table-cell office:value-type="float" office:value="158.79" table:content-validation-name="val3" table:style-name="ce60">
            <text:p>159</text:p>
          </table:table-cell>
          <table:table-cell office:value-type="float" office:value="7" table:style-name="ce78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12" table:style-name="ce85">
            <text:p>12</text:p>
          </table:table-cell>
          <table:table-cell office:value-type="float" office:value="12" table:style-name="ce130">
            <text:p>12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12" table:style-name="ce144">
            <text:p>12</text:p>
          </table:table-cell>
          <table:table-cell office:value-type="float" office:value="9.5500000000000007" table:style-name="ce146">
            <text:p>10</text:p>
          </table:table-cell>
          <table:table-cell office:value-type="float" office:value="31" table:style-name="ce74">
            <text:p>31</text:p>
          </table:table-cell>
          <table:table-cell office:value-type="float" office:value="28.55" table:style-name="ce168">
            <text:p>29</text:p>
          </table:table-cell>
          <table:table-cell office:value-type="float" office:value="196" table:content-validation-name="val3" table:style-name="ce164">
            <text:p>196</text:p>
          </table:table-cell>
          <table:table-cell office:value-type="float" office:value="187.34" table:content-validation-name="val3" table:style-name="ce165">
            <text:p>187</text:p>
          </table:table-cell>
          <table:table-cell office:value-type="currency" office:value="440994.08" table:content-validation-name="val1" table:style-name="ce9">
            <text:p>£440,994.08</text:p>
          </table:table-cell>
          <table:table-cell office:value-type="currency" office:value="49266.61" table:content-validation-name="val1" table:style-name="ce9">
            <text:p>£49,266.61</text:p>
          </table:table-cell>
          <table:table-cell office:value-type="currency" office:value="1500" table:content-validation-name="val2" table:style-name="ce9">
            <text:p>£1,500.00</text:p>
          </table:table-cell>
          <table:table-cell office:value-type="currency" office:value="812.45" table:content-validation-name="val1" table:style-name="ce9">
            <text:p>£812.45</text:p>
          </table:table-cell>
          <table:table-cell office:value-type="currency" office:value="91573.24" table:content-validation-name="val1" table:style-name="ce9">
            <text:p>£91,573.24</text:p>
          </table:table-cell>
          <table:table-cell office:value-type="currency" office:value="42446.89" table:content-validation-name="val1" table:style-name="ce9">
            <text:p>£42,446.89</text:p>
          </table:table-cell>
          <table:table-cell office:value-type="currency" office:value="626593.27" table:style-name="ce10">
            <text:p>£626,593.27</text:p>
          </table:table-cell>
          <table:table-cell office:value-type="currency" office:value="150451.44" table:content-validation-name="val1" table:style-name="ce11">
            <text:p>£150,451.44</text:p>
          </table:table-cell>
          <table:table-cell office:value-type="currency" office:value="288559.05" table:content-validation-name="val2" table:style-name="ce9">
            <text:p>£288,559.05</text:p>
          </table:table-cell>
          <table:table-cell office:value-type="currency" office:value="439010.49" table:style-name="ce10">
            <text:p>£439,010.49</text:p>
          </table:table-cell>
          <table:table-cell office:value-type="currency" office:value="1065603.76" table:style-name="ce12">
            <text:p>£1,065,603.76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5.54" table:style-name="ce40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8.0500000000000007" table:style-name="ce51">
            <text:p>8</text:p>
          </table:table-cell>
          <table:table-cell office:value-type="float" office:value="50" table:style-name="ce89">
            <text:p>50</text:p>
          </table:table-cell>
          <table:table-cell office:value-type="float" office:value="50" table:style-name="ce92">
            <text:p>50</text:p>
          </table:table-cell>
          <table:table-cell office:value-type="float" office:value="2" table:style-name="ce105">
            <text:p>2</text:p>
          </table:table-cell>
          <table:table-cell office:value-type="float" office:value="1.59" table:style-name="ce109">
            <text:p>2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8" table:content-validation-name="val3" table:style-name="ce14">
            <text:p>68</text:p>
          </table:table-cell>
          <table:table-cell office:value-type="float" office:value="66.180000000000007" table:content-validation-name="val3" table:style-name="ce14">
            <text:p>66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8" table:content-validation-name="val3" table:style-name="ce15">
            <text:p>68</text:p>
          </table:table-cell>
          <table:table-cell office:value-type="float" office:value="66.180000000000007" table:content-validation-name="val3" table:style-name="ce15">
            <text:p>66</text:p>
          </table:table-cell>
          <table:table-cell office:value-type="currency" office:value="174739.5" table:content-validation-name="val2" table:style-name="ce9">
            <text:p>£174,739.50</text:p>
          </table:table-cell>
          <table:table-cell office:value-type="currency" office:value="7530.41" table:content-validation-name="val2" table:style-name="ce9">
            <text:p>£7,530.4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2528.34" table:content-validation-name="val2" table:style-name="ce9">
            <text:p>£32,528.34</text:p>
          </table:table-cell>
          <table:table-cell office:value-type="currency" office:value="14668.13" table:content-validation-name="val2" table:style-name="ce9">
            <text:p>£14,668.13</text:p>
          </table:table-cell>
          <table:table-cell office:value-type="currency" office:value="229466.38" table:style-name="ce10">
            <text:p>£229,466.38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9466.38" table:style-name="ce12">
            <text:p>£229,466.38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2T15:57:55Z</dc:date>
  </office:meta>
</office:document-meta>
</file>